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Java">
            <text:p>Central_Java</text:p>
          </table:table-cell>
          <table:table-cell office:value-type="string" office:value="radiocarbon">
            <text:p>radiocarbon</text:p>
          </table:table-cell>
          <table:table-cell office:value-type="string" office:value="TA-H1-2">
            <text:p>TA-H1-2</text:p>
          </table:table-cell>
          <table:table-cell office:value-type="float" office:value="-6.64">
            <text:p>-6.64</text:p>
          </table:table-cell>
          <table:table-cell office:value-type="float" office:value="110.64">
            <text:p>110.64</text:p>
          </table:table-cell>
          <table:table-cell office:value-type="float" office:value="5400.0">
            <text:p>5400.0</text:p>
          </table:table-cell>
          <table:table-cell office:value-type="float" office:value="80.0">
            <text:p>80.0</text:p>
          </table:table-cell>
          <table:table-cell office:value-type="string" office:value="Fossile Coral Microatolls - Porites lobata">
            <text:p>Fossile Coral Microatolls - Porites loba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424">
            <text:p>1.4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AzmyEtal2010,MannEtal2019">
            <text:p>AzmyEtal2010,MannEtal2019</text:p>
          </table:table-cell>
        </table:table-row>
        <table:table-row>
          <table:table-cell office:value-type="string" office:value="Central_Java">
            <text:p>Central_Java</text:p>
          </table:table-cell>
          <table:table-cell office:value-type="string" office:value="radiocarbon">
            <text:p>radiocarbon</text:p>
          </table:table-cell>
          <table:table-cell office:value-type="string" office:value="TA-H1-5">
            <text:p>TA-H1-5</text:p>
          </table:table-cell>
          <table:table-cell office:value-type="float" office:value="-6.64">
            <text:p>-6.64</text:p>
          </table:table-cell>
          <table:table-cell office:value-type="float" office:value="110.64">
            <text:p>110.64</text:p>
          </table:table-cell>
          <table:table-cell office:value-type="float" office:value="5720.0">
            <text:p>5720.0</text:p>
          </table:table-cell>
          <table:table-cell office:value-type="float" office:value="80.0">
            <text:p>80.0</text:p>
          </table:table-cell>
          <table:table-cell office:value-type="string" office:value="Fossile Coral Microatolls - Porites lobata">
            <text:p>Fossile Coral Microatolls - Porites loba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624">
            <text:p>1.6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AzmyEtal2010,MannEtal2019">
            <text:p>AzmyEtal2010,MannEtal2019</text:p>
          </table:table-cell>
        </table:table-row>
        <table:table-row>
          <table:table-cell office:value-type="string" office:value="Central_Java">
            <text:p>Central_Java</text:p>
          </table:table-cell>
          <table:table-cell office:value-type="string" office:value="radiocarbon">
            <text:p>radiocarbon</text:p>
          </table:table-cell>
          <table:table-cell office:value-type="string" office:value="TA-H1-6">
            <text:p>TA-H1-6</text:p>
          </table:table-cell>
          <table:table-cell office:value-type="float" office:value="-6.64">
            <text:p>-6.64</text:p>
          </table:table-cell>
          <table:table-cell office:value-type="float" office:value="110.64">
            <text:p>110.64</text:p>
          </table:table-cell>
          <table:table-cell office:value-type="float" office:value="6280.0">
            <text:p>6280.0</text:p>
          </table:table-cell>
          <table:table-cell office:value-type="float" office:value="80.0">
            <text:p>80.0</text:p>
          </table:table-cell>
          <table:table-cell office:value-type="string" office:value="Fossile Coral Microatolls - Porites lobata">
            <text:p>Fossile Coral Microatolls - Porites loba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524">
            <text:p>1.5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AzmyEtal2010,MannEtal2019">
            <text:p>AzmyEtal2010,MannEtal2019</text:p>
          </table:table-cell>
        </table:table-row>
        <table:table-row>
          <table:table-cell office:value-type="string" office:value="Central_Java">
            <text:p>Central_Java</text:p>
          </table:table-cell>
          <table:table-cell office:value-type="string" office:value="radiocarbon">
            <text:p>radiocarbon</text:p>
          </table:table-cell>
          <table:table-cell office:value-type="string" office:value="TA-H2-1">
            <text:p>TA-H2-1</text:p>
          </table:table-cell>
          <table:table-cell office:value-type="float" office:value="-6.64">
            <text:p>-6.64</text:p>
          </table:table-cell>
          <table:table-cell office:value-type="float" office:value="110.64">
            <text:p>110.64</text:p>
          </table:table-cell>
          <table:table-cell office:value-type="float" office:value="6120.0">
            <text:p>6120.0</text:p>
          </table:table-cell>
          <table:table-cell office:value-type="float" office:value="80.0">
            <text:p>80.0</text:p>
          </table:table-cell>
          <table:table-cell office:value-type="string" office:value="Fossile Coral Microatolls - Porites lobata">
            <text:p>Fossile Coral Microatolls - Porites loba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724">
            <text:p>1.7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AzmyEtal2010,MannEtal2019">
            <text:p>AzmyEtal2010,MannEtal2019</text:p>
          </table:table-cell>
        </table:table-row>
        <table:table-row>
          <table:table-cell office:value-type="string" office:value="Central_Java">
            <text:p>Central_Java</text:p>
          </table:table-cell>
          <table:table-cell office:value-type="string" office:value="radiocarbon">
            <text:p>radiocarbon</text:p>
          </table:table-cell>
          <table:table-cell office:value-type="string" office:value="TA-H2-6">
            <text:p>TA-H2-6</text:p>
          </table:table-cell>
          <table:table-cell office:value-type="float" office:value="-6.64">
            <text:p>-6.64</text:p>
          </table:table-cell>
          <table:table-cell office:value-type="float" office:value="110.64">
            <text:p>110.64</text:p>
          </table:table-cell>
          <table:table-cell office:value-type="float" office:value="5470.0">
            <text:p>5470.0</text:p>
          </table:table-cell>
          <table:table-cell office:value-type="float" office:value="80.0">
            <text:p>80.0</text:p>
          </table:table-cell>
          <table:table-cell office:value-type="string" office:value="Fossile Coral Microatolls - Porites lobata">
            <text:p>Fossile Coral Microatolls - Porites loba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824">
            <text:p>1.8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AzmyEtal2010,MannEtal2019">
            <text:p>AzmyEtal2010,MannEtal2019</text:p>
          </table:table-cell>
        </table:table-row>
        <table:table-row>
          <table:table-cell office:value-type="string" office:value="Central_Java">
            <text:p>Central_Java</text:p>
          </table:table-cell>
          <table:table-cell office:value-type="string" office:value="radiocarbon">
            <text:p>radiocarbon</text:p>
          </table:table-cell>
          <table:table-cell office:value-type="string" office:value="TA-H2-7">
            <text:p>TA-H2-7</text:p>
          </table:table-cell>
          <table:table-cell office:value-type="float" office:value="-6.64">
            <text:p>-6.64</text:p>
          </table:table-cell>
          <table:table-cell office:value-type="float" office:value="110.64">
            <text:p>110.64</text:p>
          </table:table-cell>
          <table:table-cell office:value-type="float" office:value="6010.0">
            <text:p>6010.0</text:p>
          </table:table-cell>
          <table:table-cell office:value-type="float" office:value="80.0">
            <text:p>80.0</text:p>
          </table:table-cell>
          <table:table-cell office:value-type="string" office:value="Fossile Coral Microatolls - Porites lobata">
            <text:p>Fossile Coral Microatolls - Porites loba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824">
            <text:p>1.82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AzmyEtal2010,MannEtal2019">
            <text:p>AzmyEtal2010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